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095c" officeooo:paragraph-rsid="001a095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095c" officeooo:paragraph-rsid="001a095c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line-through-style="none" style:text-line-through-type="none" fo:font-weight="normal" officeooo:rsid="00326389" officeooo:paragraph-rsid="00326389" fo:background-color="#ffffff" style:font-weight-asian="normal" style:font-weight-complex="normal"/>
    </style:style>
    <style:style style:name="P4" style:family="paragraph" style:parent-style-name="Standard">
      <style:text-properties style:text-line-through-style="none" style:text-line-through-type="none" fo:font-weight="normal" officeooo:rsid="00326389" officeooo:paragraph-rsid="00326389" fo:background-color="#ffffff" style:font-weight-asian="normal" style:font-weight-complex="normal"/>
    </style:style>
    <style:style style:name="T1" style:family="text">
      <style:text-properties officeooo:rsid="003263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ubernetes <text:span text:style-name="T1">Re-Download Videos</text:span></text:p>
      <text:p text:style-name="P1"/>
      <text:p text:style-name="P3">Section -4</text:p>
      <text:p text:style-name="P3">1988542-28 - Multi-Container PODs - Kubernetes Certified Application Developer (CKAD) with Tests</text:p>
      <text:p text:style-name="P3"/>
      <text:p text:style-name="P3">Section-5</text:p>
      <text:p text:style-name="P3"/>
      <text:p text:style-name="P3">https://askubuntu.com/questions/1163402/ubuntu-18-04-crashes-freezes-after-sleep-suspend</text:p>
      <text:p text:style-name="P3"/>
      <text:p text:style-name="P3"><text:a xlink:type="simple" xlink:href="https://www.dell.com/community/Linux-General/Suspend-resume-problems-on-Ubuntu-18-04/td-p/6072410" text:style-name="Internet_20_link" text:visited-style-name="Visited_20_Internet_20_Link">https://www.dell.com/community/Linux-General/Suspend-resume-problems-on-Ubuntu-18-04/td-p/6072410</text:a></text:p>
      <text:p text:style-name="P3"/>
      <text:p text:style-name="P3"><text:a xlink:type="simple" xlink:href="https://www.bleepingcomputer.com/forums/t/569703/fix-keyboard-and-mouse-freeze-after-suspend-in-ubuntu-1404-tip/" text:style-name="Internet_20_link" text:visited-style-name="Visited_20_Internet_20_Link">https://www.bleepingcomputer.com/forums/t/569703/fix-keyboard-and-mouse-freeze-after-suspend-in-ubuntu-1404-tip/</text:a></text:p>
      <text:p text:style-name="P3"/>
      <text:p text:style-name="P3">https://itsfoss.com/ubuntu-close-lid-suspend/</text:p>
      <text:p text:style-name="P3"><text:span text:style-name="Source_20_Text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4:42:27.057625793</meta:creation-date>
    <dc:date>2020-04-20T19:22:41.078456392</dc:date>
    <meta:editing-duration>PT2H45M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2" meta:character-count="486" meta:non-whitespace-character-count="472"/>
  </office:meta>
</office:document-meta>
</file>